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9mm"/>
    </style:style>
    <style:style style:name="co4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 style:data-style-name="N3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" calcext:value-type="float">
            <text:p>-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1" calcext:value-type="float">
            <text:p>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1" calcext:value-type="float">
            <text:p>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95" calcext:value-type="float">
            <text:p>1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69" calcext:value-type="float">
            <text:p>11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395" calcext:value-type="float">
            <text:p>-4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4" calcext:value-type="float">
            <text:p>-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2" calcext:value-type="float">
            <text:p>-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7" calcext:value-type="float">
            <text:p>-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0" calcext:value-type="float">
            <text:p>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1" calcext:value-type="float">
            <text:p>-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144])" office:value-type="float" office:value="-4395" calcext:value-type="float">
            <text:p>-4.395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144])" office:value-type="float" office:value="11069" calcext:value-type="float">
            <text:p>11.069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144])" office:value-type="float" office:value="108.090277777778" calcext:value-type="float">
            <text:p>10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147]-[.B145]" office:value-type="float" office:value="4503.09027777778" calcext:value-type="float">
            <text:p>4.503</text:p>
          </table:table-cell>
          <table:table-cell table:style-name="ce1" table:number-columns-repeated="2"/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" calcext:value-type="float">
            <text:p>-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" calcext:value-type="float">
            <text:p>-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" calcext:value-type="float">
            <text:p>-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4" calcext:value-type="float">
            <text:p>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3" calcext:value-type="float">
            <text:p>-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50" calcext:value-type="float">
            <text:p>-2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2" calcext:value-type="float">
            <text:p>-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7" calcext:value-type="float">
            <text:p>-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0" calcext:value-type="float">
            <text:p>-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" calcext:value-type="float">
            <text:p>-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1" calcext:value-type="float">
            <text:p>-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93])" office:value-type="float" office:value="-2650" calcext:value-type="float">
            <text:p>-2.65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93])" office:value-type="float" office:value="1210" calcext:value-type="float">
            <text:p>1.21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93])" office:value-type="float" office:value="-0.56989247311828" calcext:value-type="float">
            <text:p>-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96]-[.B94]" office:value-type="float" office:value="2649.43010752688" calcext:value-type="float">
            <text:p>2.649</text:p>
          </table:table-cell>
          <table:table-cell table:style-name="ce1" table:number-columns-repeated="2"/>
          <table:table-cell table:number-columns-repeated="5"/>
        </table:table-row>
      </table:table>
      <table:table table:name="Tabelle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2" calcext:value-type="float">
            <text:p>-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7" calcext:value-type="float">
            <text:p>-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67" calcext:value-type="float">
            <text:p>1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01" calcext:value-type="float">
            <text:p>-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73" calcext:value-type="float">
            <text:p>-4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" calcext:value-type="float">
            <text:p>-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" calcext:value-type="float">
            <text:p>-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5" calcext:value-type="float">
            <text:p>-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4" calcext:value-type="float">
            <text:p>-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3" calcext:value-type="float">
            <text:p>-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3" calcext:value-type="float">
            <text:p>-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3" calcext:value-type="float">
            <text:p>-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5" calcext:value-type="float">
            <text:p>-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68])" office:value-type="float" office:value="-4473" calcext:value-type="float">
            <text:p>-4.473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68])" office:value-type="float" office:value="1067" calcext:value-type="float">
            <text:p>1.067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68])" office:value-type="float" office:value="-11.5294117647059" calcext:value-type="float">
            <text:p>-12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71]-[.B69]" office:value-type="float" office:value="4461.47058823529" calcext:value-type="float">
            <text:p>4.461</text:p>
          </table:table-cell>
          <table:table-cell table:style-name="ce1" table:number-columns-repeated="2"/>
          <table:table-cell table:number-columns-repeated="5"/>
        </table:table-row>
      </table:table>
      <table:table table:name="Tabelle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2" calcext:value-type="float">
            <text:p>-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0" calcext:value-type="float">
            <text:p>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2" calcext:value-type="float">
            <text:p>-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2" calcext:value-type="float">
            <text:p>-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0" calcext:value-type="float">
            <text:p>-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6" calcext:value-type="float">
            <text:p>-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86" calcext:value-type="float">
            <text:p>-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1" calcext:value-type="float">
            <text:p>-1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43" calcext:value-type="float">
            <text:p>-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8" calcext:value-type="float">
            <text:p>-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21" calcext:value-type="float">
            <text:p>-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5" calcext:value-type="float">
            <text:p>-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10" calcext:value-type="float">
            <text:p>-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4" calcext:value-type="float">
            <text:p>-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88" calcext:value-type="float">
            <text:p>-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36" calcext:value-type="float">
            <text:p>-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70" calcext:value-type="float">
            <text:p>-1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83" calcext:value-type="float">
            <text:p>-1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6" calcext:value-type="float">
            <text:p>-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4" calcext:value-type="float">
            <text:p>-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0" calcext:value-type="float">
            <text:p>-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2" calcext:value-type="float">
            <text:p>-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45" calcext:value-type="float">
            <text:p>-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0" calcext:value-type="float">
            <text:p>-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33" calcext:value-type="float">
            <text:p>-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3" calcext:value-type="float">
            <text:p>-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8" calcext:value-type="float">
            <text:p>-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31" calcext:value-type="float">
            <text:p>13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2" calcext:value-type="float">
            <text:p>-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6" calcext:value-type="float">
            <text:p>-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6" calcext:value-type="float">
            <text:p>-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" calcext:value-type="float">
            <text:p>-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150])" office:value-type="float" office:value="-1170" calcext:value-type="float">
            <text:p>-1.17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150])" office:value-type="float" office:value="13531" calcext:value-type="float">
            <text:p>13.53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150])" office:value-type="float" office:value="24.2133333333333" calcext:value-type="float">
            <text:p>24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153]-[.B151]" office:value-type="float" office:value="1194.21333333333" calcext:value-type="float">
            <text:p>1.194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erkehrt herum kalibriert?</text:p>
          </table:table-cell>
          <table:table-cell table:number-columns-repeated="8"/>
        </table:table-row>
      </table:table>
      <table:table table:name="Tabelle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" calcext:value-type="float">
            <text:p>-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7" calcext:value-type="float">
            <text:p>-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" calcext:value-type="float">
            <text:p>-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3" calcext:value-type="float">
            <text:p>-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2" calcext:value-type="float">
            <text:p>-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2" calcext:value-type="float">
            <text:p>-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5" calcext:value-type="float">
            <text:p>-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938" calcext:value-type="float">
            <text:p>-10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7" calcext:value-type="float">
            <text:p>-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3" calcext:value-type="float">
            <text:p>-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3" calcext:value-type="float">
            <text:p>-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4" calcext:value-type="float">
            <text:p>-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6" calcext:value-type="float">
            <text:p>-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8" calcext:value-type="float">
            <text:p>-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6" calcext:value-type="float">
            <text:p>-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0" calcext:value-type="float">
            <text:p>-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" calcext:value-type="float">
            <text:p>-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128])" office:value-type="float" office:value="-10938" calcext:value-type="float">
            <text:p>-10.93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128])" office:value-type="float" office:value="1896" calcext:value-type="float">
            <text:p>1.896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128])" office:value-type="float" office:value="-61.3046875" calcext:value-type="float">
            <text:p>-6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131]-[.B129]" office:value-type="float" office:value="10876.6953125" calcext:value-type="float">
            <text:p>10.877</text:p>
          </table:table-cell>
          <table:table-cell table:style-name="ce1" table:number-columns-repeated="2"/>
          <table:table-cell table:number-columns-repeated="5"/>
        </table:table-row>
      </table:table>
      <table:table table:name="Tabelle6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3" calcext:value-type="float">
            <text:p>-4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6" calcext:value-type="float">
            <text:p>-4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69" calcext:value-type="float">
            <text:p>-21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6" calcext:value-type="float">
            <text:p>-3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3" calcext:value-type="float">
            <text:p>-2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52" calcext:value-type="float">
            <text:p>-10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3" calcext:value-type="float">
            <text:p>-6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53" calcext:value-type="float">
            <text:p>-11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2" calcext:value-type="float">
            <text:p>-5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85" calcext:value-type="float">
            <text:p>-6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42" calcext:value-type="float">
            <text:p>-14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750])" office:value-type="float" office:value="-2169" calcext:value-type="float">
            <text:p>-2.16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750])" office:value-type="float" office:value="4683" calcext:value-type="float">
            <text:p>4.683</text:p>
          </table:table-cell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750])" office:value-type="float" office:value="80.4306666666667" calcext:value-type="float">
            <text:p>80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753]-[.B751]" office:value-type="float" office:value="2249.43066666667" calcext:value-type="float">
            <text:p>2.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.00.0000</text:date>, <text:time style:data-style-name="N2" text:time-value="16:47:42.3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33:30.210000000</meta:creation-date>
    <dc:date>2019-05-24T16:57:44.435000000</dc:date>
    <meta:editing-duration>PT1H10M3S</meta:editing-duration>
    <meta:editing-cycles>6</meta:editing-cycles>
    <meta:generator>LibreOffice/6.1.5.2$Windows_X86_64 LibreOffice_project/90f8dcf33c87b3705e78202e3df5142b201bd805</meta:generator>
    <meta:document-statistic meta:table-count="6" meta:cell-count="2715" meta:object-count="0"/>
  </office:meta>
</office:document-meta>
</file>